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in" fo:margin-right="0in" fo:text-indent="0in" style:auto-text-indent="true" fo:break-before="page"/>
      <style:text-properties style:font-name="DejaVu Sans1" fo:font-size="11pt" style:font-size-asian="11pt" style:font-size-complex="11pt"/>
    </style:style>
    <style:style style:name="P2"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3" style:family="paragraph" style:parent-style-name="Preformatted_20_Text">
      <style:paragraph-properties fo:margin-left="0in" fo:margin-right="0in" fo:text-indent="0in" style:auto-text-indent="true"/>
      <style:text-properties style:font-name="DejaVu Sans1" fo:font-size="11pt" officeooo:paragraph-rsid="0004da3b" style:font-size-asian="11pt" style:font-size-complex="11pt"/>
    </style:style>
    <style:style style:name="P4" style:family="paragraph" style:parent-style-name="Heading_20_1">
      <style:paragraph-properties fo:margin-left="0in" fo:margin-right="0in" fo:text-indent="0in" style:auto-text-indent="true"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Chapter 16 Control Structures </text:h>
      <text:p text:style-name="P2"/>
      <text:p text:style-name="P2">Controls structures allow you to change the flow of your program, to execute different parts of your program based on certain criteria and to iterate through code blocks. Control structures fall into two categories; decision-making structures such as the If and Select Case statements, and looping structures such as the For-Next and Do-Loop </text:p>
      <text:p text:style-name="P2">statements. </text:p>
      <text:p text:style-name="P2"/>
      <text:p text:style-name="P2">The decision-making, or branching structures, allow you define criteria based on data values, and then execute code based on those data values. If a variable is less than </text:p>
      <text:p text:style-name="P2">5, you can execute one code block, and if the variable is greater than 5, you can execute a different code block, and if the variable is equal to 5, you can execute yet another code block. Being able to make decisions within your program is crucial for implementing the logic that your program describes. </text:p>
      <text:p text:style-name="P2"/>
      <text:p text:style-name="P2">The looping structures are also necessary elements to any program, since you will often need to process groups of information in a loop, such as reading a disk file or getting input from the user. Data manipulation almost always involves looping, since you will need to iterate through data structures to gather specific information that you will need in your program. FreeBasic has a rich set of both decision-making and looping </text:p>
      <text:p text:style-name="P2">structures. </text:p>
      <text:p text:style-name="P2"/>
      <text:h text:style-name="Heading_20_2" text:outline-level="2">A Program is a State Machine </text:h>
      <text:p text:style-name="P2"/>
      <text:p text:style-name="P2">You can think of a program as a state machine, where at any given moment, the program is in a particular state, or condition, which changes over time. This may sound a bit cryptic, so an example may help illustrate what this means. Suppose it is getting close to evening and you realize that you are getting hungry. Call this the hungry state. Your stomach is empty, and your brain is telling you to get some food. You run down to the local hamburger joint, get a nice juicy double cheeseburger and consume it. You are now full, so call this the satisfied state. This is basically how a state machine operates. At one moment, your stomach is empty and the state is hungry and at the next moment, your stomach is full and the state is satisfied. You started in one state (hungry), executed a branching action (drove to the burger joint) and ended in another state (satisfied).</text:p>
      <text:p text:style-name="P2">Programs do much the same thing. </text:p>
      <text:p text:style-name="P2"/>
      <text:p text:style-name="P2">A variable is like your stomach. If the variable is empty, the program is in the empty state; that is, there is no meaningful data within the variable, so the program cannot do any meaningful work with that data. Programs are designed to do something,</text:p>
      <text:p text:style-name="P2">so you need to transition from the empty state to the satisfied state, by executing a branching statement (driving down to the burger joint) in order to initialize the variable with data. Once the variable is initialized (you ate the hamburger) the program changes state and now you can do something meaningful, since you now have meaningful data. </text:p>
      <text:p text:style-name="P2"/>
      <text:p text:style-name="P2">Control structures are the transition mechanisms that enable you to change the state of your program. If you are writing a game, you can use a Do-Loop to wait on user input. Once the user presses a key, you can then use an If or Select Case statement block to act <text:soft-page-break/>on this key press. The program moves from a waiting state, to an action state, and then back to a waiting state, until another key is pressed or the program terminates. To effectively use control structures within your program, you must keep in mind the various states of your program, both before and after state transitions. </text:p>
      <text:p text:style-name="P2"/>
      <text:p text:style-name="P2"/>
      <text:h text:style-name="Heading_20_2" text:outline-level="2">The If Statement Block </text:h>
      <text:p text:style-name="P2"/>
      <text:p text:style-name="P2">You can think of the If statement block as a question that requires a True or False answer. The answer determines which section of code your program will execute. Since computers only work with numbers, you frame the question as a conditional equation that will result in either 0 for False or non-zero for True. The following table lists the conditional operators that you can use within an If statement. </text:p>
      <text:p text:style-name="P2"/>
      <text:p text:style-name="P2">Operator Syntax Comment </text:p>
      <text:p text:style-name="P2">Equal If var = 5 Then If operand on both sides of the = are equal, then execute code after Then </text:p>
      <text:p text:style-name="P2">statement. </text:p>
      <text:p text:style-name="P2">Inequality If var &lt;&gt; 5 Then If operands on both sides of the &lt;&gt; are not equal, then execute code after Then. </text:p>
      <text:p text:style-name="P2">Less Than If var &lt; 5 Then If first operand is less than second operand then execute code after Then. </text:p>
      <text:p text:style-name="P2">Less Than or Equal If var &lt;= 5 Then If first operand is less than or equal to second operand,</text:p>
      <text:p text:style-name="P2">then execute code after </text:p>
      <text:p text:style-name="P2">Then. </text:p>
      <text:p text:style-name="P2">Greater Than If var &gt; 5 Then If first operand is greater than second operand, then execute code after Then. </text:p>
      <text:p text:style-name="P2">Greater Than or Equal If var &gt;= 5 Then If first operand is greater than or equal to second operand then execute code following Then. </text:p>
      <text:p text:style-name="P2"/>
      <text:p text:style-name="P2">Table 16.1: Logical Operators </text:p>
      <text:p text:style-name="P2"/>
      <text:p text:style-name="P2">You can mix arithmetic, logical and conditional operators, as well as parenthesis,</text:p>
      <text:p text:style-name="P2">within an If statement. The compiler evaluates the conditional statements from left to right, taking into account the precedence of the operators. For example, all of the </text:p>
      <text:p text:style-name="P2">following code snippets are legal If statement constructs. </text:p>
      <text:p text:style-name="P2"/>
      <text:p text:style-name="P2">If var1 = 5 Then </text:p>
      <text:p text:style-name="P2">If (var1 = 5) And (var2 &lt; 3) Then </text:p>
      <text:p text:style-name="P2">If var1 + 6 &gt; 10 Then </text:p>
      <text:p text:style-name="P2"/>
      <text:p text:style-name="P2"/>
      <text:p text:style-name="P2">All of these conditional expressions are valid constructs, and if they evaluate to True, or non-zero, then the code following the Then clause will be executed. </text:p>
      <text:p text:style-name="P2"/>
      <text:p text:style-name="P2"/>
      <text:p text:style-name="P2">Using Bit wise Operators in an If Statement </text:p>
      <text:p text:style-name="P2"><text:soft-page-break/></text:p>
      <text:p text:style-name="P2">Remember that the operators And, Or and Not are bit wise operators. That is, they return a value based on the bit wise operation that they perform. You should take care when using bit wise operators within an If statement to make sure that the result will evaluate correctly. Take the second code snippet listed above. If var1 = 5, the compiler will return True, or -1 for the expression. If var2 is less than 3 then the compiler will return True or -1 for this expression. The compiler will then evaluate the And operator with -1And -1 returning -1. Since -1 is non-zero, or True, the code following the Then will be executed. If either of the statements within the parenthesis evaluate to 0, then And will return 0, which is False, and the code following the Then clause will be skipped. When using bit wise operators you should frame the conditional expressions on either side of the bit wise operator so that they return either True or False. This will give you consistent results in your evaluations. </text:p>
      <text:p text:style-name="P2"/>
      <text:p text:style-name="P2">The Not Problem </text:p>
      <text:p text:style-name="P2"/>
      <text:p text:style-name="P2">The Not bit wise operator can be a problem in an If statement. You may be used to writing If Not var Then, with Not performing a logical, rather than a bit wise operation.</text:p>
      <text:p text:style-name="P2">In FreeBasic Not performs a bit wise operation, not a logical operation. If var were to contain the value of 3, then Not 3 is -4, which will be regarded as a True result and the code following the Then will be executed, which is probably not what you wanted. Instead of writing If Not var Then, you should write If var &lt;&gt; 0 Then. </text:p>
      <text:p text:style-name="P2"/>
      <text:p text:style-name="P2">The Single-Line If Statement </text:p>
      <text:p text:style-name="P2"/>
      <text:p text:style-name="P2">The basic form of the If statement will execute a single statement if the conditional expression evaluates to True. </text:p>
      <text:p text:style-name="P2"/>
      <text:p text:style-name="P2">If &lt;expression&gt; Then &lt;statement&gt;:&lt;statement&gt;... </text:p>
      <text:p text:style-name="P2"/>
      <text:p text:style-name="P2"/>
      <text:p text:style-name="P2">In this form, &lt;expression&gt; can be a single or compound expression and&lt;statement&gt; can be more than one statement separated with : or colons. The following program demonstrates the syntax of the single-line If. </text:p>
      <text:p text:style-name="P2"/>
      <text:p text:style-name="P2"><text:s/></text:p>
      <text:p text:style-name="code">Option Explicit </text:p>
      <text:p text:style-name="code"><text:s/></text:p>
      <text:p text:style-name="code">Dim As Integer myInt = 1 </text:p>
      <text:p text:style-name="code"><text:s/></text:p>
      <text:p text:style-name="code">If myInt Then Print "This is the first statement." _</text:p>
      <text:p text:style-name="code">:Print "This is the second statement." </text:p>
      <text:p text:style-name="code"><text:s/></text:p>
      <text:p text:style-name="code">myint = 0 </text:p>
      <text:p text:style-name="code"><text:s/></text:p>
      <text:p text:style-name="code">If myInt Then Print "This is the first statement." _</text:p>
      <text:p text:style-name="code">:Print "This is the second statement." </text:p>
      <text:p text:style-name="code"/>
      <text:p text:style-name="code">Sleep </text:p>
      <text:p text:style-name="code"><text:soft-page-break/>End </text:p>
      <text:p text:style-name="code"/>
      <text:p text:style-name="P2">Listing 16.1: if-single.bas </text:p>
      <text:p text:style-name="analysis"><text:tab/>Analysis: Line 3 creates an integer value and initializes the variable to 1. Line 5 uses a single-line If to evaluate the variable. Since myInt is one, which evaluates to True, the compound statement following the Then clause if executed. In line 8, myInt is set to 0. The If statement in line 9 evaluates the variable, which is now 0 or False, so the compound statement following the Then clause is not executed. When you run the program you should see the following output. </text:p>
      <text:p text:style-name="P2"/>
      <text:p text:style-name="output">This is the first statement. </text:p>
      <text:p text:style-name="output">This is the second statement. </text:p>
      <text:p text:style-name="P2"/>
      <text:p text:style-name="P2">Output 16.1: Output of if_single.bas </text:p>
      <text:p text:style-name="P2"/>
      <text:p text:style-name="P2">You will notice that there is only one set of print lines in the output, since the second If evaluated to False and the print statements were never executed. </text:p>
      <text:p text:style-name="P2"/>
      <text:p text:style-name="P2">The If Code Block </text:p>
      <text:p text:style-name="P2"/>
      <text:p text:style-name="P2">A better way to group multiple statements within an If is to use the If-End If code block. By separating the statements inside a code block, it is much easier to read and to debug if necessary. </text:p>
      <text:p text:style-name="P2"/>
      <text:p text:style-name="P2">If &lt;expression&gt; Then </text:p>
      <text:p text:style-name="P2">&lt;statement&gt; </text:p>
      <text:p text:style-name="P2">&lt;statement&gt; </text:p>
      <text:p text:style-name="P2">... </text:p>
      <text:p text:style-name="P2"/>
      <text:p text:style-name="P2"/>
      <text:p text:style-name="P2">End If </text:p>
      <text:p text:style-name="P2"/>
      <text:p text:style-name="P2"/>
      <text:p text:style-name="P2">The block If statement operates in the same manner as the single-line If. If&lt;expression&gt; evaluates to True, then the statements between the If and End If are executed. </text:p>
      <text:p text:style-name="P2"/>
      <text:h text:style-name="Heading_20_5" text:outline-level="5">Nested If Statements </text:h>
      <text:p text:style-name="P2"/>
      <text:p text:style-name="P2">At times it may become necessary to nest If statements in order to better describe the decision making process of the evaluation. While the If statement can handle multiple arguments within an expression, there are times when you may want to incrementally check for certain ranges of values which you can do using a nested If block. </text:p>
      <text:p text:style-name="P2"/>
      <text:p text:style-name="P2">If &lt;expression&gt; Then </text:p>
      <text:p text:style-name="P2">&lt;statement&gt; </text:p>
      <text:p text:style-name="P2">... </text:p>
      <text:p text:style-name="P2">If &lt;expression&gt; Then </text:p>
      <text:p text:style-name="P2"><text:soft-page-break/></text:p>
      <text:p text:style-name="P2"/>
      <text:p text:style-name="P2">&lt;statement&gt; </text:p>
      <text:p text:style-name="P2">&lt;statement&gt; </text:p>
      <text:p text:style-name="P2">... </text:p>
      <text:p text:style-name="P2"/>
      <text:p text:style-name="P2"/>
      <text:p text:style-name="P2"/>
      <text:p text:style-name="P2">End If </text:p>
      <text:p text:style-name="P2"/>
      <text:p text:style-name="P2"/>
      <text:p text:style-name="P2">End If </text:p>
      <text:p text:style-name="P2"/>
      <text:p text:style-name="P2"/>
      <text:p text:style-name="P2">It is important to close each block properly when opened by an If to avoid compiler or logical errors. Compiler errors are fairly easy to fix, while logical errors can be tricky to track down and correct. The best way to make sure you are closing the blocks properly is to indent the nested If statements and then indent the matching End If statements at the same level. In the example above, the indentation tells you at a glance which End If goes with which If. </text:p>
      <text:p text:style-name="P2"/>
      <text:p text:style-name="P2">The Else Statement </text:p>
      <text:p text:style-name="P2"/>
      <text:p text:style-name="P2">When an If expression evaluates to True, the statements following the Then will execute. If the expression evaluates to False, then the statements following the If will execute. However, there are times when you will want to execute a different set of instructions if the If evaluates to False, rather than just continuing on with the program.</text:p>
      <text:p text:style-name="P2">The Else statement allows you code one or more statements to handle the False case of an If evaluation. </text:p>
      <text:p text:style-name="P2"/>
      <text:p text:style-name="P2">If &lt;expression&gt; Then </text:p>
      <text:p text:style-name="P2"/>
      <text:p text:style-name="P2"/>
      <text:p text:style-name="P2">&lt;statement&gt; </text:p>
      <text:p text:style-name="P2"/>
      <text:p text:style-name="P2"/>
      <text:p text:style-name="P2">&lt;statement&gt; </text:p>
      <text:p text:style-name="P2"/>
      <text:p text:style-name="P2"/>
      <text:p text:style-name="P2">... </text:p>
      <text:p text:style-name="P2"/>
      <text:p text:style-name="P2"/>
      <text:p text:style-name="P2">Else </text:p>
      <text:p text:style-name="P2"/>
      <text:p text:style-name="P2"/>
      <text:p text:style-name="P2">&lt;statement&gt; </text:p>
      <text:p text:style-name="P2"/>
      <text:p text:style-name="P2"/>
      <text:p text:style-name="P2">&lt;statement&gt; </text:p>
      <text:p text:style-name="P2"/>
      <text:p text:style-name="P2"><text:soft-page-break/></text:p>
      <text:p text:style-name="P2">... </text:p>
      <text:p text:style-name="P2"/>
      <text:p text:style-name="P2"/>
      <text:p text:style-name="P2">End If </text:p>
      <text:p text:style-name="P2"/>
      <text:p text:style-name="P2"/>
      <text:p text:style-name="P2">The If-Else-End If construct allows you to handle both the True and False cases of an If evaluation. One example of using this format is when you try to open a file. If the Open succeeds, then you can process the file in the statements following the Then clause. If the Open fails, you can display an error message to the user in the Else block,</text:p>
      <text:p text:style-name="P2">set a flag that indicates the file could not be opened or End the program at this point.</text:p>
      <text:p text:style-name="P2">How you handle the exception depends on the needs of your program, but the Else statement allows you handle these types of program exceptions. </text:p>
      <text:p text:style-name="P2"/>
      <text:p text:style-name="P2">The ElseIf Statement </text:p>
      <text:p text:style-name="P2"/>
      <text:p text:style-name="P2">The ElseIf statement enables you to create an “If Ladder” construct, where you can test a series of conditions much like the rungs of a ladder. FreeBasic will evaluate the expressions in order, from top to bottom, and then execute the first series of statements that evaluate to True, skipping the rest of the ElseIf tests. Elseif can be used in conjunction with a final Else statement to execute a default set of statements if none of the expressions in the ladder evaluate to True. </text:p>
      <text:p text:style-name="P2"/>
      <text:p text:style-name="P2">If &lt;expression&gt; Then </text:p>
      <text:p text:style-name="P2">&lt;statement&gt; </text:p>
      <text:p text:style-name="P2">&lt;statement&gt; </text:p>
      <text:p text:style-name="P2"/>
      <text:p text:style-name="P2"/>
      <text:p text:style-name="P2"/>
      <text:p text:style-name="P2">... </text:p>
      <text:p text:style-name="P2"/>
      <text:p text:style-name="P2"/>
      <text:p text:style-name="P2">ElseIf &lt;expression&gt; Then </text:p>
      <text:p text:style-name="P2">&lt;statement&gt; </text:p>
      <text:p text:style-name="P2">&lt;statement&gt; </text:p>
      <text:p text:style-name="P2">... </text:p>
      <text:p text:style-name="P2"/>
      <text:p text:style-name="P2"/>
      <text:p text:style-name="P2">Else </text:p>
      <text:p text:style-name="P2">&lt;statement&gt; </text:p>
      <text:p text:style-name="P2">&lt;statement&gt; </text:p>
      <text:p text:style-name="P2">... </text:p>
      <text:p text:style-name="P2"/>
      <text:p text:style-name="P2"/>
      <text:p text:style-name="P2">End If </text:p>
      <text:p text:style-name="P2"/>
      <text:p text:style-name="P2"/>
      <text:p text:style-name="P2">You start the block with a standard If statement, then add any additional ElseIf statements as necessary, and optionally, as in the example, you can add an Else <text:soft-page-break/>statement as a default handler. The order of an If-ElseIf block can be important. The compiler will evaluate the first If statement, and if the expression is False, it will then drop down to the next ElseIf and evaluate that expression, and continue on down the ladder until an End If or Else is encountered. If your expressions are range values or compound statements then you need to make sure that the expression ranges don't overlap otherwise you may execute the wrong set of Then statements. The following program shows an example of using the ElseIf statement. </text:p>
      <text:p text:style-name="P2"/>
      <text:p text:style-name="P2">1 </text:p>
      <text:p text:style-name="P2">Option Explicit </text:p>
      <text:p text:style-name="P2">2 </text:p>
      <text:p text:style-name="P2">3 </text:p>
      <text:p text:style-name="P2">Randomize Timer </text:p>
      <text:p text:style-name="P2">4 </text:p>
      <text:p text:style-name="P2">5 </text:p>
      <text:p text:style-name="P2">Dim As Integer myNumber, i </text:p>
      <text:p text:style-name="P2">6 </text:p>
      <text:p text:style-name="P2">7 </text:p>
      <text:p text:style-name="P2">For i = 1 to 10</text:p>
      <text:p text:style-name="P2">8 </text:p>
      <text:p text:style-name="P2">myNumber = Int(Rnd * 10) + 1</text:p>
      <text:p text:style-name="P2">9 </text:p>
      <text:p text:style-name="P2">'Build an if ladder</text:p>
      <text:p text:style-name="P2">10 </text:p>
      <text:p text:style-name="P2">If (myNumber &gt; 0) And (myNumber &lt; 4) Then</text:p>
      <text:p text:style-name="P2">11 </text:p>
      <text:p text:style-name="P2">Print "Number is between 1 and 3:";myNumber</text:p>
      <text:p text:style-name="P2">12 </text:p>
      <text:p text:style-name="P2">Elseif (myNumber &gt; 3) And (myNumber &lt; 8) Then</text:p>
      <text:p text:style-name="P2">13 </text:p>
      <text:p text:style-name="P2">Print "Number is between 4 and 7:";myNumber</text:p>
      <text:p text:style-name="P2">14 </text:p>
      <text:p text:style-name="P2">Else</text:p>
      <text:p text:style-name="P2">15 </text:p>
      <text:p text:style-name="P2">Print "Number is greater than 7:";myNumber</text:p>
      <text:p text:style-name="P2">16 </text:p>
      <text:p text:style-name="P2">End If </text:p>
      <text:p text:style-name="P2">17 </text:p>
      <text:p text:style-name="P2">Next </text:p>
      <text:p text:style-name="P2">18 </text:p>
      <text:p text:style-name="P2">19 </text:p>
      <text:p text:style-name="P2">Sleep </text:p>
      <text:p text:style-name="P2">20 </text:p>
      <text:p text:style-name="P2">End </text:p>
      <text:p text:style-name="P2"/>
      <text:p text:style-name="P2"/>
      <text:p text:style-name="P2">Listing 16.2: elseif.bas </text:p>
      <text:p text:style-name="P2"/>
      <text:p text:style-name="P2"><text:tab/>Analysis: Line 3 initializes the random number generator with the Timer statement.</text:p>
      <text:p text:style-name="P2">Line 5 creates two integer variables, myNumber which will hold a random integer </text:p>
      <text:p text:style-name="P2"><text:soft-page-break/></text:p>
      <text:p text:style-name="P2"/>
      <text:p text:style-name="P2">between 1 and 10 and i, which will be used in the For-Next statement. Line 7 opens theFor-Next block which will execute the code between the For and Next 10 times. Line 8 </text:p>
      <text:p text:style-name="P2">uses the Rnd function to generate a random number in the rand 1 to 9. Since Rnd returns a double precision number, the Int function is used to convert the value to an integer.</text:p>
      <text:p text:style-name="P2">Line 10 through 16 define the If ladder. Line 10 checks to see if the random number is between 1 and 3; that is, if the number is 1 it will be greater than 0 and less than 4.</text:p>
      <text:p text:style-name="P2">Using &gt; and &lt; in this manner defines a range of values to test. Line 12 uses an ElseIf to test for the next range of values between 4 and 7 inclusive. Line 14 defines the default code handler using an Else statement. If the If and ElseIf evaluate to False, then the Else statement will execute. Line 17 closes the For-Next block. </text:p>
      <text:p text:style-name="P2"/>
      <text:p text:style-name="P2">When you run the program you should see output similar to the following. </text:p>
      <text:p text:style-name="P2"/>
      <text:p text:style-name="P2">Number is between 1 and 3: 3 </text:p>
      <text:p text:style-name="P2">Number is between 4 and 7: 7 </text:p>
      <text:p text:style-name="P2">Number is between 1 and 3: 1 </text:p>
      <text:p text:style-name="P2">Number is between 4 and 7: 5 </text:p>
      <text:p text:style-name="P2">Number is between 1 and 3: 2 </text:p>
      <text:p text:style-name="P2">Number is between 4 and 7: 7 </text:p>
      <text:p text:style-name="P2">Number is between 4 and 7: 4 </text:p>
      <text:p text:style-name="P2">Number is greater than 7: 10 </text:p>
      <text:p text:style-name="P2">Number is greater than 7: 9 </text:p>
      <text:p text:style-name="P2">Number is between 4 and 7: 6 </text:p>
      <text:p text:style-name="P2"/>
      <text:p text:style-name="P2"/>
      <text:p text:style-name="P2">Output 16.2: Output of elseif.bas </text:p>
      <text:p text:style-name="P2"/>
      <text:p text:style-name="P2">This example program is a case where you must be careful not to overlap the range values, otherwise you will get results you did not expect. Using the &gt; and &lt;</text:p>
      <text:p text:style-name="P2">operators create a range that is 1 more than the second operand of &gt; and 1 less than the second operand of &lt;. If you were to incorrectly overlap the 4 value for example, then the ElseIf statement would execute for a value of 4, which is not the intention of the program. </text:p>
      <text:p text:style-name="P2"/>
      <text:p text:style-name="P2">The IIF Function </text:p>
      <text:p text:style-name="P2"/>
      <text:p text:style-name="P2">The Iif, or “immediate If” function returns one of two numeric values based on an </text:p>
      <text:p text:style-name="P2">expression. You can think if the Iif function as an in-line If statement that acts as a function call. </text:p>
      <text:p text:style-name="P2"/>
      <text:p text:style-name="P2">Value = Iif(&lt;expression&gt;, numeric_value_if_true, numeric_value_if_false) </text:p>
      <text:p text:style-name="P2"/>
      <text:p text:style-name="P2"/>
      <text:p text:style-name="P2">Iif can be as a standalone function or inside other expressions where you do not want to split the expression to insert an If statement. The numeric values can be literal values, variables or numeric function calls. The limitation of the function is that it will only return a numeric value, not a string value, however you can work around this limitation by using <text:soft-page-break/>pointers. </text:p>
      <text:p text:style-name="P2"/>
      <text:p text:style-name="P2"/>
      <text:p text:style-name="P2">Unlike the Visual Basic version of this function, FreeBasic does evaluate both of the </text:p>
      <text:p text:style-name="P2">return statements. </text:p>
      <text:p text:style-name="P2"/>
      <text:p text:style-name="P2">The following program shows the different ways to use the Iif function. </text:p>
      <text:p text:style-name="P2">1 Option Explicit </text:p>
      <text:p text:style-name="P2">2 </text:p>
      <text:p text:style-name="P2">3 #define False 0 </text:p>
      <text:p text:style-name="P2">4 #define True Not False </text:p>
      <text:p text:style-name="P2">5 #define Null 0 </text:p>
      <text:p text:style-name="P2">6 </text:p>
      <text:p text:style-name="P2">7 Dim As Integer iresult, a, b, c, d </text:p>
      <text:p text:style-name="P2">8 Dim As Zstring Ptr myZString </text:p>
      <text:p text:style-name="P2">9 </text:p>
      <text:p text:style-name="P3">10 Function ResultTrue As Integer</text:p>
      <text:p text:style-name="P3">11 Print "&lt;In function ResultTrue.&gt;"</text:p>
      <text:p text:style-name="P2">12 Return True </text:p>
      <text:p text:style-name="P2">13 End Function </text:p>
      <text:p text:style-name="P2">14 </text:p>
      <text:p text:style-name="P3">15 Function ResultFalse As Integer</text:p>
      <text:p text:style-name="P3">16 Print "&lt;In function ResultFalse.&gt;"</text:p>
      <text:p text:style-name="P2">17 Return False </text:p>
      <text:p text:style-name="P2">18 End Function </text:p>
      <text:p text:style-name="P3">19 </text:p>
      <text:p text:style-name="P3">20 Function GetString As Zstring Ptr</text:p>
      <text:p text:style-name="P3">21 Dim As Zstring Ptr zp</text:p>
      <text:p text:style-name="P3">22 </text:p>
      <text:p text:style-name="P2">23 Print "&lt;In function GetString.&gt;"</text:p>
      <text:p text:style-name="P2">24 'Need to add 1 for the terminating Null character</text:p>
      <text:p text:style-name="P3">25 zp = Callocate(Len("Here is a string.") + 1)</text:p>
      <text:p text:style-name="P2">26 *zp = "Here is a string."</text:p>
      <text:p text:style-name="P2">27 Return zp </text:p>
      <text:p text:style-name="P2">28 End Function </text:p>
      <text:p text:style-name="P2">29 </text:p>
      <text:p text:style-name="P2">30 a = 5 </text:p>
      <text:p text:style-name="P2">31 b = 6 </text:p>
      <text:p text:style-name="P2">32 c = True </text:p>
      <text:p text:style-name="P2">33 d = False </text:p>
      <text:p text:style-name="P2">34 </text:p>
      <text:p text:style-name="P2">35 'Return literal values via the define </text:p>
      <text:p text:style-name="P2">36 iresult = Iif(a &gt; b, True, False) </text:p>
      <text:p text:style-name="P2">37 Print "IIF with values:";iresult </text:p>
      <text:p text:style-name="P2">38 </text:p>
      <text:p text:style-name="P2">39 'Return variable values </text:p>
      <text:p text:style-name="P2"/>
      <text:p text:style-name="P2"/>
      <text:p text:style-name="P2">40 iresult = Iif(a = b, c, d) </text:p>
      <text:p text:style-name="P2">41 Print "IIF with variables:";iresult </text:p>
      <text:p text:style-name="P2"><text:soft-page-break/>42 </text:p>
      <text:p text:style-name="P2">43 'Return results from numeric function calls </text:p>
      <text:p text:style-name="P2">44 iresult = Iif(a &lt; b, ResultTrue, ResultFalse) </text:p>
      <text:p text:style-name="P2">45 Print "IIF with functions:";iresult </text:p>
      <text:p text:style-name="P2">46 </text:p>
      <text:p text:style-name="P2">47 'Return a pointer to a string </text:p>
      <text:p text:style-name="P2">48 myZString = Iif(a &lt; b, GetString, Null) </text:p>
      <text:p text:style-name="P3">49 If myZString &lt;&gt; Null Then</text:p>
      <text:p text:style-name="P3">50 Print myZString[0]</text:p>
      <text:p text:style-name="P2">51 Deallocate myZString </text:p>
      <text:p text:style-name="P2">52 End If </text:p>
      <text:p text:style-name="P2">53 </text:p>
      <text:p text:style-name="P2">54 Sleep </text:p>
      <text:p text:style-name="P2">55 End </text:p>
      <text:p text:style-name="P2"/>
      <text:p text:style-name="P2"/>
      <text:p text:style-name="P2">Listing 16.3: iif.bas </text:p>
      <text:p text:style-name="P2"/>
      <text:p text:style-name="P2"><text:tab/>Analysis: Lines 3 thorough 5 define the constant values that will be used in the program. False is defined as 0, and True is defined as Not False which will evaluate to -1.</text:p>
      <text:p text:style-name="P2">Null is defined as 0, which will be used as a check for the pointer variable declared later in the program. Lines 7 and 8 create the working variables for the program. The iresult <text:s/>variable is used as the return value for the Iif function, while the rest of the variables are </text:p>
      <text:p text:style-name="P2">used as expression and return variables. The pointer variable myZString, is used as the </text:p>
      <text:p text:style-name="P2">return value from the function GetString. </text:p>
      <text:p text:style-name="P2"/>
      <text:p text:style-name="P2">Lines 10 through 13 and 15 through 18 define two functions that will be used for the True and False return values of the Iif function. Each function prints a string to the screen to indicate that the function was called, and returns either True or False. Lines 20 </text:p>
      <text:p text:style-name="P2">through 28 define the GetString function that will allocate a memory segment (line 25),</text:p>
      <text:p text:style-name="P2">initialize the memory segment to a string value (line 26), and return a pointer to this memory segment (line 27). The function also prints a string to the screen in line 23 to indicate that the function was called. </text:p>
      <text:p text:style-name="P2"/>
      <text:p text:style-name="P2">Lines 30 through 33 set the variables to their default values. Line 36 shows how to return a literal value from the Iif function. Since the #define statement will replace the True and False with the defined literal values, this works in the same manner as typing in-1 and 0 into the Iif function. Line 40 shows the Iif function using variables as the return values. Line 44 illustrates using Iif with function calls for the return values. Line 48illustrates how to return a pointer to a string. Notice that Null is returned in the False part of the Iif function; this is to prevent using a null pointer in the program, since you can check the return value against the Null to be sure that the pointer was properly initialized. Lines Lines 49 through 52 check to see if myZString contains a valid pointer assignment and then prints the string value using the pointer index method in line 50.</text:p>
      <text:p text:style-name="P2">Line 51 deallocates the memory segment, although in this instance it isn't really necessary, as the memory segment will automatically be deallocated when the program ends. However, it is a good reminder that if you were using this function within a <text:soft-page-break/>program, such as a loop, you would want to deallocate the memory segment when you finished using it. Good memory management is a good habit that you cultivate. </text:p>
      <text:p text:style-name="P2"/>
      <text:p text:style-name="P2"/>
      <text:p text:style-name="P2">When you run the program you should see the following output. </text:p>
      <text:p text:style-name="P2"/>
      <text:p text:style-name="P2">IIF with values: 0 </text:p>
      <text:p text:style-name="P2">IIF with variables: 0 </text:p>
      <text:p text:style-name="P2">&lt;In function ResultTrue.&gt; </text:p>
      <text:p text:style-name="P2">IIF with functions:1 </text:p>
      <text:p text:style-name="P2">&lt;In function GetString.&gt; </text:p>
      <text:p text:style-name="P2">Here is a string. </text:p>
      <text:p text:style-name="P2"/>
      <text:p text:style-name="P2"/>
      <text:p text:style-name="P2">Output 16.3: Output of iif.bas </text:p>
      <text:p text:style-name="P2"/>
      <text:p text:style-name="P2">As you can see from the example program, the Iif function has a lot of flexibility.</text:p>
      <text:p text:style-name="P2">Being able to return a function value allows you to extend the functionality to strings and composite types, which you cannot do with the basic format of the function. </text:p>
      <text:p text:style-name="P2"/>
      <text:p text:style-name="P2">The Select Case Statement Block </text:p>
      <text:p text:style-name="P2"/>
      <text:p text:style-name="P2">The Select Case block can be viewed as an optimized if ladder, and works in much the same way. The standard Select Case can use any of the standard data types for </text:p>
      <text:p text:style-name="P2">&lt;expression&gt; and the specialized Select Case As Const format is optimized for integer </text:p>
      <text:p text:style-name="P2">values. </text:p>
      <text:p text:style-name="P2"/>
      <text:p text:style-name="P2">Select Case &lt;expression&gt; </text:p>
      <text:p text:style-name="P2"/>
      <text:p text:style-name="P2"/>
      <text:p text:style-name="P2">Case &lt;list&gt; </text:p>
      <text:p text:style-name="P2">&lt;statement&gt; </text:p>
      <text:p text:style-name="P2">&lt;statement&gt; </text:p>
      <text:p text:style-name="P2">... </text:p>
      <text:p text:style-name="P2"/>
      <text:p text:style-name="P2"/>
      <text:p text:style-name="P2">Case Else </text:p>
      <text:p text:style-name="P2">&lt;statement&gt; </text:p>
      <text:p text:style-name="P2">&lt;statement&gt; </text:p>
      <text:p text:style-name="P2">... </text:p>
      <text:p text:style-name="P2"/>
      <text:p text:style-name="P2"/>
      <text:p text:style-name="P2">End Select </text:p>
      <text:p text:style-name="P2"/>
      <text:p text:style-name="P2"/>
      <text:p text:style-name="P2">This code snippet shows the syntax of the standard select case. Expression is usually a variable which can be of any of the standard data types, or individual elements of a Type or array. The &lt;list&gt; clause of the Case statement can be any of the following formats. </text:p>
      <text:p text:style-name="P2"><text:soft-page-break/></text:p>
      <text:p text:style-name="P2">. </text:p>
      <text:p text:style-name="P2">Case &lt;value&gt;: Value is one of the supported data types or an enumeration. </text:p>
      <text:p text:style-name="P2">. </text:p>
      <text:p text:style-name="P2">Case &lt;value&gt; To &lt;value&gt;: Specifies a range of values. </text:p>
      <text:p text:style-name="P2">. </text:p>
      <text:p text:style-name="P2">Case Is &lt;operator&gt; &lt;value&gt;: Operator is any of the logical operators listed in Table 17.1. </text:p>
      <text:p text:style-name="P2">. </text:p>
      <text:p text:style-name="P2">Case &lt;value&gt;, &lt;value&gt;, ...: List of values separated with commas. </text:p>
      <text:p text:style-name="P2"/>
      <text:p text:style-name="P2">. </text:p>
      <text:p text:style-name="P2">Case &lt;variable&gt;: A variable that contains a value. </text:p>
      <text:p text:style-name="P2">Select Case As Const &lt;integer_expression&gt; </text:p>
      <text:p text:style-name="P2"/>
      <text:p text:style-name="P2"/>
      <text:p text:style-name="P2">Case &lt;list&gt; </text:p>
      <text:p text:style-name="P2">&lt;statement&gt; </text:p>
      <text:p text:style-name="P2">&lt;statement&gt; </text:p>
      <text:p text:style-name="P2">... </text:p>
      <text:p text:style-name="P2"/>
      <text:p text:style-name="P2"/>
      <text:p text:style-name="P2">Case Else </text:p>
      <text:p text:style-name="P2">&lt;statement&gt; </text:p>
      <text:p text:style-name="P2">&lt;statement&gt; </text:p>
      <text:p text:style-name="P2">... </text:p>
      <text:p text:style-name="P2"/>
      <text:p text:style-name="P2"/>
      <text:p text:style-name="P2">End Select </text:p>
      <text:p text:style-name="P2"/>
      <text:p text:style-name="P2"/>
      <text:p text:style-name="P2">The Select Case As Const is a faster version of the Select statement designed to work with integer expressions in the range of 0 to 4097. The &lt;list&gt; statement formats for the Select Case As Const are limited to values or enumerations of values. That is, the </text:p>
      <text:p text:style-name="P2">operator expressions are not allowed within a Case As Const. </text:p>
      <text:p text:style-name="P2"/>
      <text:p text:style-name="P2">When a Case block is executed, the statements following the Case keyword up to the next Case keyword (o End Select) will be executed. Only one block of statements within a Case will execute at any one time. If a Case Else is present, then the statements within the Else block will execute if no Case matches the &lt;expression&gt; portion of the Select statement. The following program illustrates using the Select Case statement block. </text:p>
      <text:p text:style-name="P2"/>
      <text:p text:style-name="P2">1 </text:p>
      <text:p text:style-name="P2">Option Explicit </text:p>
      <text:p text:style-name="P2">2 </text:p>
      <text:p text:style-name="P2">3 </text:p>
      <text:p text:style-name="P2">'ASCII code of key press </text:p>
      <text:p text:style-name="P2">4 </text:p>
      <text:p text:style-name="P2">Dim As Integer keycode </text:p>
      <text:p text:style-name="P2">5 </text:p>
      <text:p text:style-name="P2"><text:soft-page-break/>6 </text:p>
      <text:p text:style-name="P2">'Loop until esc key is pressed </text:p>
      <text:p text:style-name="P2"/>
      <text:p text:style-name="P2"/>
      <text:p text:style-name="P2">7 </text:p>
      <text:p text:style-name="P2">Do8 </text:p>
      <text:p text:style-name="P2">keycode = Asc(Inkey)</text:p>
      <text:p text:style-name="P2">9 </text:p>
      <text:p text:style-name="P2">Select Case As Const keycode10 </text:p>
      <text:p text:style-name="P2">Case 48 To 5711 </text:p>
      <text:p text:style-name="P2">Print "You pressed a number key."</text:p>
      <text:p text:style-name="P2">12 </text:p>
      <text:p text:style-name="P2">Case 65 To 9013 </text:p>
      <text:p text:style-name="P2">Print "You pressed an upper case letter key."</text:p>
      <text:p text:style-name="P2">14 </text:p>
      <text:p text:style-name="P2">Case 97 To 12215 </text:p>
      <text:p text:style-name="P2">Print "You pressed a lower case key."</text:p>
      <text:p text:style-name="P2">16 </text:p>
      <text:p text:style-name="P2">End Select17 </text:p>
      <text:p text:style-name="P2">Sleep 1 </text:p>
      <text:p text:style-name="P2"/>
      <text:p text:style-name="P2"/>
      <text:p text:style-name="P2">18 </text:p>
      <text:p text:style-name="P2">Loop Until keycode = 27 '27 is the ascii code for Escape </text:p>
      <text:p text:style-name="P2">19 </text:p>
      <text:p text:style-name="P2">20 </text:p>
      <text:p text:style-name="P2">End </text:p>
      <text:p text:style-name="P2"/>
      <text:p text:style-name="P2"/>
      <text:p text:style-name="P2">Listing 16.4: selectcase.bas </text:p>
      <text:p text:style-name="P2"/>
      <text:p text:style-name="P2"/>
      <text:p text:style-name="P1"/>
      <text:p text:style-name="P2"><text:tab/>Analysis: Line 4 declares an integer value that will be used to capture the asciicodes in the Do-Loop block. Line 7 opens the Do-Loop block. Line 8 uses the Inkey and Asc functions to return the ASCII code of a key press. Lines 9 through 16 define the Select Case As Const block. Line 9 uses the variable key code as the expression for the select case. Line 10 checks to see if the key code variable is between 48 and 57 inclusive, and if True will execute the code in line 11. Line 12 checks to see if the ASCII code falls in the </text:p>
      <text:p text:style-name="P2">upper case letter range and if True, will execute line 13. Line 14 checks the lower case letter range and executes line 15 if True. Line 16 closes the Select Case block. </text:p>
      <text:p text:style-name="P2"/>
      <text:p text:style-name="P2">Sleep is used in line 17 to allow other process to run while this program is running.</text:p>
      <text:p text:style-name="P2">Line 18 checks to see if the key code variable contains 27, the ASCII code for the Escape key, and exits the loop if True. The program is then closed in the usual way. </text:p>
      <text:p text:style-name="P2"/>
      <text:p text:style-name="P2">When you run the program you should see something similar to the following. </text:p>
      <text:p text:style-name="P2"/>
      <text:p text:style-name="P2">You pressed an upper case letter key. </text:p>
      <text:p text:style-name="P2"/>
      <text:p text:style-name="P2"/>
      <text:p text:style-name="P2">You pressed an upper case letter key. </text:p>
      <text:p text:style-name="P2"/>
      <text:p text:style-name="P2"/>
      <text:p text:style-name="P2">You pressed a lower case key. </text:p>
      <text:p text:style-name="P2"/>
      <text:p text:style-name="P2"/>
      <text:p text:style-name="P2">You pressed a lower case key. </text:p>
      <text:p text:style-name="P2"/>
      <text:p text:style-name="P2"/>
      <text:p text:style-name="P2">You pressed a number key. </text:p>
      <text:p text:style-name="P2"/>
      <text:p text:style-name="P2"/>
      <text:p text:style-name="P2">You pressed a number key. </text:p>
      <text:p text:style-name="P2"/>
      <text:p text:style-name="P2"/>
      <text:p text:style-name="P2">Listing 16.5: Output of selectcase.bas </text:p>
      <text:p text:style-name="P2"/>
      <text:p text:style-name="P2">You wil notice that when the program runs, only one Case statement is executed at any one time. If you have used C, then the Select Case is like the Switch statement, but with implicit break statements within each Case block. Since only one Case block will execute., you cannot have fall-through situations like you have in C.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Obliqu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 style:class="text">
      <style:paragraph-properties fo:margin-top="0in" fo:margin-bottom="0in" loext:contextual-spacing="false" fo:padding="0in" fo:border-left="0.99pt solid #000000" fo:border-right="none" fo:border-top="none" fo:border-bottom="none" style:shadow="none" text:number-lines="true" text:line-number="0"/>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Addressee" style:family="paragraph" style:parent-style-name="Standard" style:class="extra">
      <style:paragraph-properties fo:margin-top="0in" fo:margin-bottom="0.0417in" loext:contextual-spacing="false" text:number-lines="false" text:line-number="0"/>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Footer"><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16 Control Structures </dc:title>
    <dc:date>2016-02-24T22:04:38.387000000</dc:date>
    <meta:editing-duration>PT16M22S</meta:editing-duration>
    <meta:editing-cycles>4</meta:editing-cycles>
    <meta:generator>LibreOffice/5.1.0.3$Windows_x86 LibreOffice_project/5e3e00a007d9b3b6efb6797a8b8e57b51ab1f737</meta:generator>
    <meta:document-statistic meta:table-count="0" meta:image-count="0" meta:object-count="0" meta:page-count="14" meta:paragraph-count="337" meta:word-count="4157" meta:character-count="23153" meta:non-whitespace-character-count="19031"/>
    <meta:template xlink:type="simple" xlink:actuate="onRequest" xlink:title="" xlink:href="../fbeginnerm.odm" meta:date="2016-01-15T18:42:38.047000000"/>
  </office:meta>
</office:document-meta>
</file>